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f8f5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5bbe3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3" style:family="paragraph" style:parent-style-name="Standard">
      <style:text-properties officeooo:paragraph-rsid="0e26e14b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text-properties officeooo:paragraph-rsid="0f3ae219"/>
    </style:style>
    <style:style style:name="P56" style:family="paragraph" style:parent-style-name="Standard">
      <style:text-properties officeooo:paragraph-rsid="0f3d081d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Footnote">
      <style:text-properties officeooo:paragraph-rsid="0f40045a"/>
    </style:style>
    <style:style style:name="P60" style:family="paragraph" style:parent-style-name="Footnote">
      <style:text-properties officeooo:paragraph-rsid="0f48ae43"/>
    </style:style>
    <style:style style:name="P61" style:family="paragraph" style:parent-style-name="Footnote">
      <style:text-properties officeooo:paragraph-rsid="0f4a4d76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41de32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6ac771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daa4aef"/>
    </style:style>
    <style:style style:name="P69" style:family="paragraph" style:parent-style-name="Standard">
      <style:paragraph-properties fo:text-align="center" style:justify-single-word="false"/>
      <style:text-properties officeooo:paragraph-rsid="0eb4913f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0dce9327"/>
    </style:style>
    <style:style style:name="P74" style:family="paragraph" style:parent-style-name="Footnote">
      <style:text-properties officeooo:paragraph-rsid="0f9ff6ff"/>
    </style:style>
    <style:style style:name="P75" style:family="paragraph" style:parent-style-name="Standard">
      <style:text-properties officeooo:paragraph-rsid="0faa7fc1"/>
    </style:style>
    <style:style style:name="P76" style:family="paragraph" style:parent-style-name="Standard">
      <style:text-properties officeooo:paragraph-rsid="0fad7822"/>
    </style:style>
    <style:style style:name="P77" style:family="paragraph" style:parent-style-name="Standard">
      <style:text-properties officeooo:paragraph-rsid="0faf43be"/>
    </style:style>
    <style:style style:name="P78" style:family="paragraph" style:parent-style-name="Footnote">
      <style:text-properties officeooo:paragraph-rsid="0fb02a52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language="en" fo:country="GB"/>
    </style:style>
    <style:style style:name="T14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officeooo:rsid="0f429118"/>
    </style:style>
    <style:style style:name="T151" style:family="text">
      <style:text-properties fo:color="#000000" loext:opacity="100%" fo:language="en" fo:country="GB" officeooo:rsid="0f41de32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e83c34e"/>
    </style:style>
    <style:style style:name="T22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0f28d107"/>
    </style:style>
    <style:style style:name="T223" style:family="text">
      <style:text-properties fo:language="en" fo:country="GB" officeooo:rsid="0f96de95"/>
    </style:style>
    <style:style style:name="T224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05">Checklist for installing </text:span></text:span><text:span text:style-name="Strong_20_Emphasis"><text:span text:style-name="T105"><text:user-field-get text:name="Distro">Ubuntu</text:user-field-get></text:span></text:span><text:span text:style-name="Strong_20_Emphasis"><text:span text:style-name="T105"><text:s/></text:span></text:span><text:span text:style-name="Strong_20_Emphasis"><text:span text:style-name="T106"><text:user-field-get text:name="Version">22.04</text:user-field-get></text:span></text:span><text:span text:style-name="Strong_20_Emphasis"><text:span text:style-name="T107"><text:s/></text:span></text:span><text:span text:style-name="Strong_20_Emphasis"><text:span text:style-name="T108">LTS</text:span></text:span><text:span text:style-name="Strong_20_Emphasis"><text:span text:style-name="T108"><text:note text:id="ftn1" text:note-class="footnote"><text:note-citation>1</text:note-citation><text:note-body><text:p text:style-name="P74"><text:span text:style-name="T137">LTS stands for Long-Term Support, and this April </text:span><text:span text:style-name="Strong_20_Emphasis"><text:span text:style-name="T75"><text:user-field-get style:data-style-name="N0" text:name="Releaseyear">2022</text:user-field-get></text:span></text:span><text:span text:style-name="T139"><text:s/></text:span><text:span text:style-name="Strong_20_Emphasis"><text:span text:style-name="T142"><text:user-field-get text:name="Distro">Ubuntu</text:user-field-get></text:span></text:span><text:span text:style-name="T138"><text:s/></text:span><text:span text:style-name="T143"><text:user-field-get text:name="Version">22.04</text:user-field-get></text:span><text:span text:style-name="T143"><text:s/></text:span><text:span text:style-name="T138">LTS </text:span><text:span text:style-name="Strong_20_Emphasis"><text:span text:style-name="T144"><text:user-field-get text:name="Edition">server</text:user-field-get></text:span></text:span><text:span text:style-name="T137"><text:s/>(codenamed </text:span><text:span text:style-name="T141">j</text:span><text:span text:style-name="T137">ammy) will be </text:span><text:span text:style-name="T140">supported</text:span><text:span text:style-name="T137"> for five years until April 2027.</text:span></text:p></text:note-body></text:note></text:span></text:span><text:span text:style-name="Strong_20_Emphasis"><text:span text:style-name="T109"> </text:span></text:span><text:span text:style-name="Strong_20_Emphasis"><text:span text:style-name="T110"><text:user-field-get text:name="Edition">server</text:user-field-get></text:span></text:span><text:span text:style-name="Strong_20_Emphasis"><text:span text:style-name="T111">.</text:span></text:span></text:p>
      <text:p text:style-name="P17"/>
      <text:p text:style-name="P9"><text:span text:style-name="T124">Fill in the </text:span><text:span text:style-name="Strong_20_Emphasis"><text:span text:style-name="T73"><text:s/></text:span></text:span><text:span text:style-name="Strong_20_Emphasis"><text:span text:style-name="T46">text box</text:span></text:span><text:span text:style-name="T124"> behind the </text:span><text:span text:style-name="T132">underlined</text:span><text:span text:style-name="T125"> </text:span><text:span text:style-name="T124">words, see [explanation]:</text:span></text:p>
      <text:p text:style-name="P7"><text:span text:style-name="Definition"><text:span text:style-name="T221">user</text:span></text:span><text:span text:style-name="T175"><text:tab/><text:tab/></text:span><text:span text:style-name="T179"> <text:tab/><text:tab/><text:tab/></text:span><text:span text:style-name="T176"><draw:control text:anchor-type="as-char" svg:y="-0.429cm" draw:z-index="6" draw:name="Gebruiker" draw:style-name="gr2" draw:text-style-name="P85" svg:width="6.002cm" svg:height="0.6cm" draw:control="control7"><svg:title>Gebruiker</svg:title><svg:desc>Volledige naam, bijv. Jan Stek</svg:desc></draw:control></text:span><text:span text:style-name="T176"><text:tab/></text:span><text:span text:style-name="T177">[</text:span><text:span text:style-name="T178">full </text:span><text:span text:style-name="T180">na</text:span><text:span text:style-name="T182">me,</text:span><text:span text:style-name="T180"> </text:span><text:span text:style-name="T182">e.g.</text:span><text:span text:style-name="T180"> </text:span><text:span text:style-name="T181">J</text:span><text:span text:style-name="T188">a</text:span><text:span text:style-name="T181">n </text:span><text:span text:style-name="T188">Jansen</text:span><text:span text:style-name="T189">]</text:span></text:p>
      <text:p text:style-name="P54"><text:span text:style-name="Definition"><text:span text:style-name="T187">USER</text:span></text:span><text:span text:style-name="Definition"><text:span text:style-name="T219">na</text:span></text:span><text:span text:style-name="Definition"><text:span text:style-name="T222">me</text:span></text:span><text:span text:style-name="T186"><text:tab/><text:tab/><text:tab/></text:span><text:span text:style-name="T186"><draw:control text:anchor-type="as-char" svg:y="-0.429cm" draw:z-index="16" draw:name="Gberuikersnaam 2" draw:style-name="gr2" draw:text-style-name="P85" svg:width="6.002cm" svg:height="0.6cm" draw:control="control17"><svg:title>Gebruikersnaam</svg:title><svg:desc>Korte naam, bijv. jan</svg:desc></draw:control></text:span><text:span text:style-name="T18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9">j</text:span><text:span text:style-name="T120">a</text:span><text:span text:style-name="T119">n</text:span><text:span text:style-name="T121">]</text:span></text:p>
      <text:p text:style-name="P6"><text:span text:style-name="Definition"><text:span text:style-name="T223">serv</text:span></text:span><text:span text:style-name="Definition"><text:span text:style-name="T219">ERNA</text:span></text:span><text:span text:style-name="Definition"><text:span text:style-name="T222">me</text:span></text:span><text:span text:style-name="T190"><text:tab/><text:tab/></text:span><text:span text:style-name="T219"><draw:control text:anchor-type="as-char" svg:y="-0.429cm" draw:z-index="7" draw:name="Computernaam" draw:style-name="gr2" draw:text-style-name="P85" svg:width="6.002cm" svg:height="0.6cm" draw:control="control8"><svg:title>Computernaam</svg:title><svg:desc>Unieke naam van de computer</svg:desc></draw:control></text:span><text:span text:style-name="T219"><text:tab/></text:span><text:span text:style-name="T191">[</text:span><text:span text:style-name="T192">na</text:span><text:span text:style-name="T197">me of the</text:span><text:span text:style-name="T192"> </text:span><text:span text:style-name="T198">server</text:span><text:span text:style-name="T193">, </text:span><text:span text:style-name="T197">e.g.</text:span><text:span text:style-name="T194"> </text:span><text:span text:style-name="T198">sv</text:span><text:span text:style-name="T195">02</text:span><text:span text:style-name="T191">]</text:span></text:p>
      <text:p text:style-name="P3"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176"><text:tab/><text:tab/></text:span><text:span text:style-name="T176"><draw:control text:anchor-type="as-char" svg:y="-0.429cm" draw:z-index="8" draw:name="Opstartmenu" draw:style-name="gr2" draw:text-style-name="P85" svg:width="6.002cm" svg:height="0.6cm" draw:control="control9"><svg:title>Opstartmenu</svg:title><svg:desc>Toets voor het opstartmenu ("bootmenu")</svg:desc></draw:control></text:span><text:span text:style-name="T176"><text:tab/></text:span><text:span text:style-name="T191">[</text:span><text:span text:style-name="T192">key for the bootable medium</text:span><text:span text:style-name="T199">]</text:span></text:p>
      <text:p text:style-name="P5"><text:span text:style-name="Definition"><text:span text:style-name="T196">SETTINGS</text:span></text:span><text:span text:style-name="T196"> <text:tab/><text:tab/><text:tab/></text:span><text:span text:style-name="T196"><draw:control text:anchor-type="as-char" svg:y="-0.429cm" draw:z-index="5" draw:name="Instellingen" draw:style-name="gr2" draw:text-style-name="P85" svg:width="6.002cm" svg:height="0.6cm" draw:control="control6"><svg:title>Instellingen</svg:title><svg:desc>Toets voor het BIOS/UEFI-scherm ("setup")</svg:desc></draw:control></text:span><text:span text:style-name="T196"><text:tab/></text:span><text:span text:style-name="T191">[</text:span><text:span text:style-name="T192">key for the UEFI BIOS screen</text:span><text:span text:style-name="T191">]</text:span></text:p>
      <text:p text:style-name="P4"><text:span text:style-name="Definition"><text:span text:style-name="T201">USER2</text:span></text:span><text:span text:style-name="T200"><text:tab/></text:span><text:span text:style-name="T179"> <text:tab/><text:tab/><text:tab/></text:span><text:span text:style-name="T176"><draw:control text:anchor-type="as-char" svg:y="-0.429cm" draw:z-index="13" draw:name="Gebruiker 1" draw:style-name="gr2" draw:text-style-name="P85" svg:width="6.002cm" svg:height="0.6cm" draw:control="control14"><svg:title>Gebruiker</svg:title><svg:desc>Volledige naam, bijv. Jan Stek</svg:desc></draw:control></text:span><text:span text:style-name="T176"><text:tab/></text:span><text:span text:style-name="T177">[</text:span><text:span text:style-name="T180">na</text:span><text:span text:style-name="T183">me</text:span><text:span text:style-name="T180"> possibly</text:span><text:span text:style-name="T184"> 2</text:span><text:span text:style-name="T212">nd</text:span><text:span text:style-name="T184"> USER</text:span><text:span text:style-name="T185">]</text:span></text:p>
      <text:p text:style-name="P53"><text:span text:style-name="Definition"><text:span text:style-name="T201">USERN</text:span></text:span><text:span text:style-name="Definition"><text:span text:style-name="T202">a</text:span></text:span><text:span text:style-name="Definition"><text:span text:style-name="T203">me</text:span></text:span><text:span text:style-name="Definition"><text:span text:style-name="T201">2</text:span></text:span><text:span text:style-name="Definition"><text:span text:style-name="T208"><text:tab/><text:tab/></text:span></text:span><text:span text:style-name="T186"><draw:control text:anchor-type="as-char" svg:y="-0.429cm" draw:z-index="14" draw:name="Gberuikersnaam 1" draw:style-name="gr2" draw:text-style-name="P85" svg:width="6.002cm" svg:height="0.6cm" draw:control="control15"><svg:title>Gebruikersnaam</svg:title><svg:desc>Korte naam, bijv. jan</svg:desc></draw:control></text:span><text:span text:style-name="T186"><text:tab/></text:span><text:span text:style-name="T205">[</text:span><text:span text:style-name="T206">user</text:span><text:span text:style-name="T204"> na</text:span><text:span text:style-name="T207">me</text:span><text:span text:style-name="T209"> possibly</text:span><text:span text:style-name="T210"> 2</text:span><text:span text:style-name="T213">nd</text:span><text:span text:style-name="T210"> USER</text:span><text:span text:style-name="T211">]</text:span></text:p>
      <text:p text:style-name="P8"><text:span text:style-name="T122">Replace the </text:span><text:span text:style-name="T131">underlined</text:span><text:span text:style-name="T122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22">.</text:span></text:p>
      <text:p text:style-name="P40"/>
      <text:p text:style-name="P40"/>
      <text:p text:style-name="P10"><text:span text:style-name="T129">New installation?</text:span><text:span text:style-name="T123"><text:tab/></text:span><text:span text:style-name="T127"></text:span><text:span text:style-name="T128"><text:tab/>Start at chapter</text:span><text:span text:style-name="T123"> </text:span><text:span text:style-name="T129"><text:bookmark-ref text:reference-format="page" text:ref-name="__RefNumPara__4009_1271708128">2</text:bookmark-ref></text:span><text:span text:style-name="T123"><text:s text:c="2"/></text:span><text:span text:style-name="T130"><text:bookmark-ref text:reference-format="text" text:ref-name="__RefNumPara__4009_1271708128">Perform installation</text:bookmark-ref></text:span><text:span text:style-name="T126">.</text:span></text:p>
      <text:p text:style-name="P24"/>
      <text:p text:style-name="P24"/>
      <text:list xml:id="list822023705" text:style-name="L1">
        <text:list-item>
          <text:p text:style-name="P81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48"><draw:control text:anchor-type="as-char" draw:z-index="11" draw:name="Vorm3_0" draw:style-name="gr1" draw:text-style-name="P8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8"><draw:control text:anchor-type="as-char" draw:z-index="19" draw:name="Vorm3_ 1" draw:style-name="gr1" draw:text-style-name="P84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7"><text:span text:style-name="User_20_Entry"><text:span text:style-name="T76">Login any additional </text:span></text:span><text:span text:style-name="Definition"><text:span text:style-name="T218">USER</text:span></text:span><text:span text:style-name="User_20_Entry"><text:span text:style-name="T82">s</text:span></text:span><text:span text:style-name="User_20_Entry"><text:span text:style-name="T87"> </text:span></text:span><text:span text:style-name="User_20_Entry"><text:span text:style-name="T76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0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20" draw:name="Vorm 2" draw:style-name="gr1" draw:text-style-name="P84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9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5"><text:span text:style-name="T13">Type </text:span><text:span text:style-name="Strong_20_Emphasis"><text:span text:style-name="T74">'</text:span></text:span><text:span text:style-name="User_20_Entry"><text:span text:style-name="T97">wget karelzimmer.nl/</text:span></text:span><text:span text:style-name="User_20_Entry"><text:span text:style-name="T98">kz; </text:span></text:span><text:span text:style-name="User_20_Entry"><text:span text:style-name="T99">bash kz</text:span></text:span><text:span text:style-name="Strong_20_Emphasis"><text:span text:style-name="T74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5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1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21" draw:name="Vorm 3" draw:style-name="gr1" draw:text-style-name="P84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6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8" office:value-type="string">
            <text:p text:style-name="P75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9" office:value-type="string">
            <text:p text:style-name="P76"><text:span text:style-name="Strong_20_Emphasis"><text:span text:style-name="T35">Select </text:span></text:span><text:span text:style-name="Strong_20_Emphasis"><text:span text:style-name="T59">1 - Prepar</text:span></text:span><text:span text:style-name="Strong_20_Emphasis"><text:span text:style-name="T60">e</text:span></text:span><text:span text:style-name="Strong_20_Emphasis"><text:span text:style-name="T59"> installation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101455526924907" text:continue-numbering="true" text:style-name="L1">
        <text:list-item>
          <text:p text:style-name="P82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9"><draw:control text:anchor-type="as-char" draw:z-index="2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3"><text:span text:style-name="T133">Boot the computer from an</text:span><text:span text:style-name="T135"> </text:span><text:span text:style-name="Strong_20_Emphasis"><text:span text:style-name="T114"><text:user-field-get text:name="Distro">Ubuntu</text:user-field-get></text:span></text:span><text:span text:style-name="T136"><text:s/></text:span><text:span text:style-name="T115"><text:user-field-get text:name="Version">22.04</text:user-field-get></text:span><text:span text:style-name="T68"><text:s/></text:span><text:span text:style-name="T70">LTS </text:span><text:span text:style-name="T68"><text:user-field-get text:name="Edition">server</text:user-field-get></text:span><text:span text:style-name="T68"><text:s/>Live</text:span><text:span text:style-name="T68"><text:note text:id="ftn4" text:note-class="footnote"><text:note-citation>1</text:note-citation><text:note-body><text:p text:style-name="P60"><text:span text:style-name="T18">From a Live USB stick (or DVD) you can boot and work with </text:span><text:span text:style-name="Strong_20_Emphasis"><text:span text:style-name="T142"><text:user-field-get text:name="Distro">Ubuntu</text:user-field-get></text:span></text:span><text:span text:style-name="Strong_20_Emphasis"><text:span text:style-name="T142"><text:s/></text:span></text:span><text:span text:style-name="T18">without installing it.</text:span></text:p></text:note-body></text:note></text:span><text:span text:style-name="T133"> USB stick</text:span><text:span text:style-name="T69"><text:note text:id="ftn5" text:note-class="footnote"><text:note-citation>2</text:note-citation><text:note-body><text:p text:style-name="P78"><text:span text:style-name="Strong_20_Emphasis"><text:span text:style-name="T7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5">releases.ubuntu.com</text:span></text:span></text:a><text:span text:style-name="Strong_20_Emphasis"><text:span text:style-name="T78">,</text:span></text:span><text:span text:style-name="Strong_20_Emphasis"><text:span text:style-name="T77"> click </text:span></text:span><text:span text:style-name="Strong_20_Emphasis"><text:span text:style-name="T83">Ubuntu 22.04... LTS (Jammy Jellyfish)</text:span></text:span><text:span text:style-name="Strong_20_Emphasis"><text:span text:style-name="T77">, and then click </text:span></text:span><text:span text:style-name="Strong_20_Emphasis"><text:span text:style-name="T81">behind </text:span></text:span><text:span text:style-name="Strong_20_Emphasis"><text:span text:style-name="T86">Server install image</text:span></text:span><text:span text:style-name="Strong_20_Emphasis"><text:span text:style-name="T81"> on</text:span></text:span><text:span text:style-name="Strong_20_Emphasis"><text:span text:style-name="T77"> </text:span></text:span><text:span text:style-name="Strong_20_Emphasis"><text:span text:style-name="T88">64-bit PC (AMD64) </text:span></text:span><text:span text:style-name="Strong_20_Emphasis"><text:span text:style-name="T89">server install</text:span></text:span><text:span text:style-name="Strong_20_Emphasis"><text:span text:style-name="T88"> image</text:span></text:span><text:span text:style-name="Strong_20_Emphasis"><text:span text:style-name="T77">.</text:span></text:span></text:p><text:p text:style-name="P61"><text:span text:style-name="Strong_20_Emphasis"><text:span text:style-name="T77"><text:tab/>Insert a USB stick of at least 4 GB.<text:line-break/>Locate </text:span></text:span><text:span text:style-name="Strong_20_Emphasis"><text:span text:style-name="T84">disk</text:span></text:span><text:span text:style-name="Strong_20_Emphasis"><text:span text:style-name="T77"> and click the </text:span></text:span><text:span text:style-name="Strong_20_Emphasis"><text:span text:style-name="T83">Disks</text:span></text:span><text:span text:style-name="Strong_20_Emphasis"><text:span text:style-name="T77"> icon. Select the USB stick in the list of disks on the left and click </text:span></text:span><text:span text:style-name="Strong_20_Emphasis"><text:span text:style-name="T83">Disk </text:span></text:span><text:span text:style-name="Strong_20_Emphasis"><text:span text:style-name="T84">settings</text:span></text:span><text:span text:style-name="Strong_20_Emphasis"><text:span text:style-name="T77"> ⋮ (icon with the three dots) in the top right corner.</text:span></text:span></text:p><text:p text:style-name="P61"><text:span text:style-name="Strong_20_Emphasis"><text:span text:style-name="T77"><text:tab/>Choose </text:span></text:span><text:span text:style-name="Strong_20_Emphasis"><text:span text:style-name="T83">Restore Disk Image</text:span></text:span><text:span text:style-name="Strong_20_Emphasis"><text:span text:style-name="T77"> and select the CD image file (.iso) you just downloaded.</text:span></text:span></text:p><text:p text:style-name="P61"><text:span text:style-name="Strong_20_Emphasis"><text:span text:style-name="T79"><text:tab/>Click </text:span></text:span><text:span text:style-name="Strong_20_Emphasis"><text:span text:style-name="T85">Start Restore</text:span></text:span><text:span text:style-name="Strong_20_Emphasis"><text:span text:style-name="T79">, and then click </text:span></text:span><text:span text:style-name="Strong_20_Emphasis"><text:span text:style-name="T85">Restore</text:span></text:span><text:span text:style-name="Strong_20_Emphasis"><text:span text:style-name="T79">.</text:span></text:span></text:p><text:p text:style-name="P61"><text:span text:style-name="Strong_20_Emphasis"><text:span text:style-name="T79"><text:tab/>Or use the </text:span></text:span><text:span text:style-name="Strong_20_Emphasis"><text:span text:style-name="T85">Etcher</text:span></text:span><text:span text:style-name="Strong_20_Emphasis"><text:span text:style-name="T79"> program </text:span></text:span><text:span text:style-name="Strong_20_Emphasis"><text:span text:style-name="T80">(</text:span></text:span><text:a xlink:type="simple" xlink:href="https://www.balena.io/etcher/" text:style-name="Internet_20_link" text:visited-style-name="Visited_20_Internet_20_Link"><text:span text:style-name="Strong_20_Emphasis"><text:span text:style-name="T216">etcher.io</text:span></text:span></text:a><text:span text:style-name="Strong_20_Emphasis"><text:span text:style-name="T80">) </text:span></text:span><text:span text:style-name="Strong_20_Emphasis"><text:span text:style-name="T79">available for Windows, macOS, and Linux.</text:span></text:span></text:p></text:note-body></text:note></text:span><text:span text:style-name="T133"> or DV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" office:value-type="string">
            <text:p text:style-name="P39"><text:span text:style-name="T150">S</text:span><text:span text:style-name="T151">tart up</text:span><text:span text:style-name="T145">/boot menu </text:span><text:span text:style-name="T92">via </text:span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92"> </text:span><text:span text:style-name="T94">and </text:span><text:span text:style-name="T95">settings/</text:span><text:span text:style-name="T96">setup</text:span><text:span text:style-name="T92"> via </text:span><text:span text:style-name="Definition"><text:span text:style-name="T15">SETTINGS</text:span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22"><text:span text:style-name="T118">P</text:span><text:span text:style-name="T117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2">Try or I</text:span></text:span><text:span text:style-name="Strong_20_Emphasis"><text:span text:style-name="T63">n</text:span></text:span><text:span text:style-name="Strong_20_Emphasis"><text:span text:style-name="T64">stall Ubuntu </text:span></text:span><text:span text:style-name="Strong_20_Emphasis"><text:span text:style-name="T65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72"/></text:span></text:p>
          </table:table-cell>
          <table:table-cell table:style-name="_32_._5f_Installatie_5f_uitvoeren.C5" office:value-type="string">
            <text:p text:style-name="P48"><text:span text:style-name="Strong_20_Emphasis"><text:span text:style-name="T100">Follow the instructions on the </text:span></text:span><text:span text:style-name="Strong_20_Emphasis"><text:span text:style-name="T101">installation </text:span></text:span><text:span text:style-name="Strong_20_Emphasis"><text:span text:style-name="T100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28"><draw:control text:anchor-type="as-char" draw:z-index="15" draw:name="Vorm 1" draw:style-name="gr1" draw:text-style-name="P84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5">On the </text:span><text:span text:style-name="Strong_20_Emphasis"><text:span text:style-name="T157">Profile setup</text:span></text:span><text:span text:style-name="T155"> </text:span><text:span text:style-name="Strong_20_Emphasis"><text:span text:style-name="T152">screen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19"><text:span text:style-name="T162">Enter</text:span><text:span text:style-name="T158"> </text:span><text:span text:style-name="Strong_20_Emphasis"><text:span text:style-name="T157">Your</text:span></text:span><text:span text:style-name="Strong_20_Emphasis"><text:span text:style-name="T159"> n</text:span></text:span><text:span text:style-name="Strong_20_Emphasis"><text:span text:style-name="T160">a</text:span></text:span><text:span text:style-name="Strong_20_Emphasis"><text:span text:style-name="T157">me</text:span></text:span><text:span text:style-name="Strong_20_Emphasis"><text:span text:style-name="T164"> </text:span></text:span><text:span text:style-name="Definition"><text:span text:style-name="T4">user</text:span></text:span><text:span text:style-name="Strong_20_Emphasis"><text:span text:style-name="T165">, <text:line-break/></text:span></text:span><text:span text:style-name="Strong_20_Emphasis"><text:span text:style-name="T157">Your server</text:span></text:span><text:span text:style-name="Strong_20_Emphasis"><text:span text:style-name="T167">'</text:span></text:span><text:span text:style-name="Strong_20_Emphasis"><text:span text:style-name="T169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64">,<text:line-break/></text:span></text:span><text:span text:style-name="Strong_20_Emphasis"><text:span text:style-name="T161">Pick a username</text:span></text:span><text:span text:style-name="Strong_20_Emphasis"><text:span text:style-name="T164"> </text:span></text:span><text:span text:style-name="Definition"><text:span text:style-name="T4">username</text:span></text:span><text:span text:style-name="Strong_20_Emphasis"><text:span text:style-name="T164">,<text:line-break/></text:span></text:span><text:span text:style-name="Strong_20_Emphasis"><text:span text:style-name="T153">enter a password twice, and clic</text:span></text:span><text:span text:style-name="Strong_20_Emphasis"><text:span text:style-name="T154">k</text:span></text:span><text:span text:style-name="Strong_20_Emphasis"><text:span text:style-name="T163"> </text:span></text:span><text:span text:style-name="Strong_20_Emphasis"><text:span text:style-name="T166">on </text:span></text:span><text:span text:style-name="Strong_20_Emphasis"><text:span text:style-name="T168">Done</text:span></text:span><text:span text:style-name="Strong_20_Emphasis"><text:span text:style-name="T163">.</text:span></text:span></text:p>
          </table:table-cell>
        </table:table-row>
      </table:table>
      <text:p text:style-name="P41"><text:span text:style-name="Strong_20_Emphasis"><text:span text:style-name="T56"/></text:span></text:p>
      <text:list xml:id="list101456344394875" text:continue-numbering="true" text:style-name="L1">
        <text:list-item>
          <text:p text:style-name="P80"><text:span text:style-name="Strong_20_Emphasis"><text:span text:style-name="T67">Finish installation</text:span></text:span></text:p>
        </text:list-item>
      </text:list>
      <text:p text:style-name="P42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9"><draw:control text:anchor-type="as-char" draw:z-index="3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5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9"><draw:control text:anchor-type="as-char" draw:z-index="9" draw:name="Vorm4_1" draw:style-name="gr1" draw:text-style-name="P8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9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5"><text:span text:style-name="T14">Type </text:span><text:span text:style-name="Strong_20_Emphasis"><text:span text:style-name="T74">'</text:span></text:span><text:span text:style-name="User_20_Entry"><text:span text:style-name="T97">wget karelzimmer.nl/</text:span></text:span><text:span text:style-name="User_20_Entry"><text:span text:style-name="T98">kz; </text:span></text:span><text:span text:style-name="User_20_Entry"><text:span text:style-name="T99">bash kz</text:span></text:span><text:span text:style-name="Strong_20_Emphasis"><text:span text:style-name="T74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5" office:value-type="string">
            <text:p text:style-name="P49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6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9"><draw:control text:anchor-type="as-char" draw:z-index="4" draw:name="Vorm37" draw:style-name="gr1" draw:text-style-name="P84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75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7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6">3</text:span></text:span><text:span text:style-name="Strong_20_Emphasis"><text:span text:style-name="T102"> - </text:span></text:span><text:span text:style-name="Strong_20_Emphasis"><text:span text:style-name="T103">Finish installatio</text:span></text:span><text:span text:style-name="Strong_20_Emphasis"><text:span text:style-name="T104">n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Strong_20_Emphasis"><text:span text:style-name="T34">Follow the instructions on the screen.</text:span></text:span></text:p>
          </table:table-cell>
        </table:table-row>
      </table:table>
      <text:p text:style-name="P42"><text:span text:style-name="Strong_20_Emphasis"><text:span text:style-name="T23"><text:tab/></text:span></text:span></text:p>
      <text:p text:style-name="P43"><text:span text:style-name="Strong_20_Emphasis"><text:span text:style-name="T37"/></text:span></text:p>
      <text:p text:style-name="P44"><text:span text:style-name="Strong_20_Emphasis"><text:span text:style-name="T34"/></text:span></text:p>
      <text:list xml:id="list101456532589298" text:continue-numbering="true" text:style-name="L1">
        <text:list-item>
          <text:p text:style-name="P83"><text:span text:style-name="Strong_20_Emphasis"><text:span text:style-name="T16">P</text:span></text:span><text:span text:style-name="Strong_20_Emphasis"><text:span text:style-name="T156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0" draw:name="Vorm40_0" draw:style-name="gr1" draw:text-style-name="P84" svg:width="0.35cm" svg:height="0.35cm" draw:control="control11"/></text:span></text:span></text:p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7" draw:name="Vorm40_ 1" draw:style-name="gr1" draw:text-style-name="P84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58"><text:span text:style-name="User_20_Entry"><text:span text:style-name="T91">Login any additional </text:span></text:span><text:span text:style-name="Definition"><text:span text:style-name="T217">USER</text:span></text:span><text:span text:style-name="User_20_Entry"><text:span text:style-name="T90">s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49"><draw:control text:anchor-type="as-char" draw:z-index="12" draw:name="Vorm40_2" draw:style-name="gr1" draw:text-style-name="P84" svg:width="0.35cm" svg:height="0.35cm" draw:control="control13"/></text:span></text:span></text:p>
          </table:table-cell>
          <table:table-cell table:style-name="Tabel2.A1" office:value-type="string">
            <text:p text:style-name="P73"><text:span text:style-name="Strong_20_Emphasis"><text:span text:style-name="T49"><draw:control text:anchor-type="as-char" draw:z-index="18" draw:name="Vorm40_ 2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4" office:value-type="string">
            <text:p text:style-name="P75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6">4 - </text:span></text:span><text:span text:style-name="Strong_20_Emphasis"><text:span text:style-name="T61">Provision user</text:span></text:span><text:span text:style-name="Strong_20_Emphasis"><text:span text:style-name="T66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38"><text:span text:style-name="T148">End of checklist,</text:span><text:span text:style-name="T149"> </text:span><text:span text:style-name="Strong_20_Emphasis"><text:span text:style-name="T112"><text:user-field-get text:name="Distro">Ubuntu</text:user-field-get></text:span></text:span><text:span text:style-name="T147"><text:s/></text:span><text:span text:style-name="T146"><text:user-field-get text:name="Version">22.04</text:user-field-get></text:span><text:span text:style-name="Strong_20_Emphasis"><text:span text:style-name="T113"><text:s/></text:span></text:span><text:span text:style-name="Strong_20_Emphasis"><text:span text:style-name="T116">LTS</text:span></text:span><text:span text:style-name="T93"> 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48">installation is complete.</text:span></text:p>
      <text:p text:style-name="P16"/>
      <text:p text:style-name="P11"><text:span text:style-name="Emphasis"><text:span text:style-name="T172">Written</text:span></text:span><text:span text:style-name="Emphasis"><text:span text:style-name="T170"> </text:span></text:span><text:span text:style-name="Emphasis"><text:span text:style-name="T172">by</text:span></text:span><text:span text:style-name="Emphasis"><text:span text:style-name="T17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0">, </text:span></text:span><text:a xlink:type="simple" xlink:href="https://creativecommons.org/publicdomain/zero/1.0" text:style-name="Internet_20_link" text:visited-style-name="Visited_20_Internet_20_Link"><text:span text:style-name="Emphasis"><text:span text:style-name="T173">CC0 1.0 Universal</text:span></text:span></text:a><text:span text:style-name="Emphasis"><text:span text:style-name="T170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9T10:14:54.615288544">09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4:54.370831448</dc:date>
    <meta:keyword>Installatie</meta:keyword>
    <meta:keyword>Checklist</meta:keyword>
    <meta:keyword>Linux</meta:keyword>
    <meta:editing-cycles>6770</meta:editing-cycles>
    <meta:editing-duration>P11DT21H30M4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533" meta:character-count="3281" meta:non-whitespace-character-count="2775"/>
    <meta:user-defined meta:name="Info 1"/>
    <meta:user-defined meta:name="Info 2"/>
    <meta:user-defined meta:name="Info 3"/>
    <meta:user-defined meta:name="Info 4"/>
  </office:meta>
</office:document-meta>
</file>